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font-name="Segoe UI" fo:language="none" fo:country="none" style:font-size-asian="5.09999990463257pt" style:language-asian="none" style:country-asian="none" style:font-size-complex="5.09999990463257pt" style:language-complex="none" style:country-complex="none"/>
    </style:style>
    <style:style style:name="ce3" style:family="table-cell" style:parent-style-name="Result2" style:data-style-name="N0">
      <style:text-properties fo:color="#000000" style:font-name="Segoe UI" fo:language="none" fo:country="none" fo:font-style="normal" style:text-underline-style="none" fo:font-weight="normal" style:font-size-asian="5.09999990463257pt" style:language-asian="none" style:country-asian="none" style:font-style-asian="normal" style:font-weight-asian="normal" style:font-size-complex="5.09999990463257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color="#000000" style:font-name="Segoe UI" fo:language="none" fo:country="none" style:font-size-asian="5.09999990463257pt" style:language-asian="none" style:country-asian="none" style:font-size-complex="5.09999990463257pt" style:language-complex="none" style:country-complex="none"/>
    </style:style>
    <style:style style:name="ce7" style:family="table-cell" style:parent-style-name="Result2" style:data-style-name="N0">
      <style:text-properties fo:color="#000000" style:font-name="Segoe UI" fo:language="none" fo:country="none" fo:font-style="normal" style:text-underline-style="none" fo:font-weight="normal" style:font-size-asian="5.09999990463257pt" style:language-asian="none" style:country-asian="none" style:font-style-asian="normal" style:font-weight-asian="normal" style:font-size-complex="5.09999990463257pt" style:language-complex="none" style:country-complex="none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formula="of:=[.A1]/2" office:value-type="float" office:value="5.5" calcext:value-type="float">
            <text:p>5.5</text:p>
          </table:table-cell>
          <table:table-cell table:formula="of:=[.B1]/2" office:value-type="float" office:value="2.75" calcext:value-type="float">
            <text:p>2.75</text:p>
          </table:table-cell>
          <table:table-cell table:formula="of:=[.C1]/2" office:value-type="float" office:value="1.375" calcext:value-type="float">
            <text:p>1.375</text:p>
          </table:table-cell>
          <table:table-cell table:formula="of:=[.D1]/2" office:value-type="float" office:value="0.6875" calcext:value-type="float">
            <text:p>0.687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]/2" office:value-type="float" office:value="32" calcext:value-type="float">
            <text:p>32</text:p>
          </table:table-cell>
          <table:table-cell table:formula="of:=[.B2]/2" office:value-type="float" office:value="16" calcext:value-type="float">
            <text:p>16</text:p>
          </table:table-cell>
          <table:table-cell table:formula="of:=[.C2]/2" office:value-type="float" office:value="8" calcext:value-type="float">
            <text:p>8</text:p>
          </table:table-cell>
          <table:table-cell table:formula="of:=[.D2]/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screwdriver bit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from vertice to opposite vertice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9 mm</text:p>
          </table:table-cell>
          <table:table-cell table:number-columns-repeated="4"/>
        </table:table-row>
        <table:table-row table:style-name="ro1">
          <table:table-cell/>
          <table:table-cell table:formula="of:=[.B6]/2" office:value-type="float" office:value="3.75" calcext:value-type="float">
            <text:p>3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Step drill</text:p>
          </table:table-cell>
          <table:covered-table-cell table:number-columns-repeated="6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place where c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faces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63 mm</text:p>
          </table:table-cell>
          <table:table-cell table:formula="of:=[.C15]/2-[.C17]" office:value-type="float" office:value="3.53" calcext:value-type="float">
            <text:p>3.53</text:p>
          </table:table-cell>
          <table:table-cell office:value-type="string" calcext:value-type="string">
            <text:p>&lt;-- a must match t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9 mm</text:p>
          </table:table-cell>
          <table:table-cell/>
          <table:table-cell table:formula="of:=8.05/2" office:value-type="float" office:value="4.025" calcext:value-type="float">
            <text:p>4.0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5]-7.63" office:value-type="float" office:value="0.569999999999999" calcext:value-type="float">
            <text:p>0.57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4" office:value-type="string" calcext:value-type="string">
            <text:p>c^2 = a^2 + b^2 - 2*a*b*cos(C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b is half of the side of the external triangle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06" calcext:value-type="float">
            <text:p>7.06</text:p>
          </table:table-cell>
          <table:table-cell table:style-name="ce2" table:formula="of:=SQRT(POWER([.C26];2)+POWER([.C26];2)-2*[.C26]*[.C26]*COS(RADIANS(360/3)))/2" office:value-type="float" office:value="6.11413935071814" calcext:value-type="float">
            <text:p>6.1141393507</text:p>
          </table:table-cell>
          <table:table-cell table:style-name="ce3" table:formula="of:=SQRT(POWER([.C26];2)-POWER([.D26];2))" office:value-type="float" office:value="3.53" calcext:value-type="float">
            <text:p>3.53</text:p>
          </table:table-cell>
          <table:table-cell table:number-columns-repeated="3"/>
          <table:table-cell office:value-type="string" calcext:value-type="string">
            <text:p>C^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c is length from the center to a vertice)</text:p>
          </table:table-cell>
          <table:table-cell table:number-columns-repeated="5"/>
          <table:table-cell table:formula="of:=POWER([.C26];2)+POWER([.C26];2)-2*[.C26]*[.C26]*COS(360/3)" office:value-type="float" office:value="18.5237787549245" calcext:value-type="float">
            <text:p>18.52377875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a is the length between the center and the side of the external triang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00-00-00</text:date>, <text:time style:data-style-name="N2" text:time-value="16:24:07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4:26:12.853000000</meta:creation-date>
    <dc:date>2017-01-20T22:09:20.895000000</dc:date>
    <meta:editing-duration>P6DT10H53M50S</meta:editing-duration>
    <meta:editing-cycles>3</meta:editing-cycles>
    <meta:generator>LibreOffice/5.2.5.1$Windows_X86_64 LibreOffice_project/0312e1a284a7d50ca85a365c316c7abbf20a4d22</meta:generator>
    <meta:document-statistic meta:table-count="1" meta:cell-count="44" meta:object-count="0"/>
  </office:meta>
</office:document-meta>
</file>